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2047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FromScale</text:p>
          </table:table-cell>
          <table:table-cell table:style-name="ce2" office:value-type="string">
            <text:p>ToScale</text:p>
          </table:table-cell>
          <table:table-cell table:number-columns-repeated="2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ame!_lon!_lat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highway</text:p>
          </table:table-cell>
          <table:table-cell office:value-type="string">
            <text:p>bus_sto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s.svg</text:p>
          </table:table-cell>
          <table:table-cell table:number-columns-repeated="2" office:value-type="float" office:value="20">
            <text:p>2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ank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ench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ench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ark,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arking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layground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olice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ost_office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ecycling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atm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atm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ast_foo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astfoo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u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ub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harmac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harmacy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style-name="ce2" office:value-type="string">
            <text:p>BaseLayer</text:p>
          </table:table-cell>
          <table:table-cell office:value-type="string">
            <text:p>AreaIcon</text:p>
          </table:table-cell>
          <table:table-cell table:style-name="ce2" office:value-type="string">
            <text:p>FromScale</text:p>
          </table:table-cell>
          <table:table-cell table:style-name="ce2" office:value-type="string">
            <text:p>ToScale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oa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goldenrod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goldenrod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darkkhaki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tracktype</text:p>
          </table:table-cell>
          <table:table-cell office:value-type="string">
            <text:p>grade1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racktype</text:p>
          </table:table-cell>
          <table:table-cell office:value-type="string">
            <text:p>grade2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racktype</text:p>
          </table:table-cell>
          <table:table-cell office:value-type="string">
            <text:p>grade3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racktype</text:p>
          </table:table-cell>
          <table:table-cell office:value-type="string">
            <text:p>grade4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racktype</text:p>
          </table:table-cell>
          <table:table-cell office:value-type="string">
            <text:p>grade5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oastline</text:p>
          </table:table-cell>
          <table:table-cell office:value-type="string">
            <text:p>blu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tadium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ports_centre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emete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Cemetery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ilita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Military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table:style-name="ce2" office:value-type="string">
            <text:p>SECTION</text:p>
          </table:table-cell>
          <table:table-cell table:style-name="ce2" office:value-type="string">
            <text:p>ROUTES</text:p>
          </table:table-cell>
          <table:table-cell table:style-name="ce2" office:value-type="string">
            <text:p>ThicknessLine</text:p>
          </table:table-cell>
          <table:table-cell table:style-name="ce2" office:value-type="string">
            <text:p>DashStyle</text:p>
          </table:table-cell>
          <table:table-cell table:style-name="ce2" office:value-type="string">
            <text:p>Opacity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StopNodeThickness</text:p>
          </table:table-cell>
          <table:table-cell table:style-name="ce2" office:value-type="string">
            <text:p>FromScale</text:p>
          </table:table-cell>
          <table:table-cell table:style-name="ce2" office:value-type="string">
            <text:p>ToScale</text:p>
          </table:table-cell>
          <table:table-cell table:number-columns-repeated="7"/>
        </table:table-row>
        <table:table-row table:style-name="ro1">
          <table:table-cell table:style-name="ce3" office:value-type="string">
            <text:p>hiking</text:p>
          </table:table-cell>
          <table:table-cell office:value-type="string">
            <text:p>red;pink;yellow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7"/>
        </table:table-row>
        <table:table-row table:style-name="ro1">
          <table:table-cell office:value-type="string">
            <text:p>bus</text:p>
          </table:table-cell>
          <table:table-cell office:value-type="string">
            <text:p>red;pink;yello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ECTION</text:p>
          </table:table-cell>
          <table:table-cell table:style-name="ce2" office:value-type="string">
            <text:p>END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1">03/01/2010</text:date>, <text:time>12:4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01T12:47:50</dc:date>
    <dc:creator>gs </dc:creator>
    <meta:generator>OpenOffice.org/3.1$Linux OpenOffice.org_project/310m19$Build-9420</meta:generator>
    <meta:editing-duration>PT03H31M56S</meta:editing-duration>
    <meta:editing-cycles>72</meta:editing-cycles>
    <meta:document-statistic meta:table-count="1" meta:cell-count="1447" meta:object-count="0"/>
  </office:meta>
</office:document-meta>
</file>